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06" calcext:value-type="float">
            <text:p>1.0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25" calcext:value-type="float">
            <text:p>4.2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8.5" calcext:value-type="float">
            <text:p>8.5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0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8:20:13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9S</meta:editing-duration>
    <meta:editing-cycles>3</meta:editing-cycles>
    <meta:generator>LibreOffice/5.2.7.2$Windows_x86 LibreOffice_project/2b7f1e640c46ceb28adf43ee075a6e8b8439ed10</meta:generator>
    <dc:date>2018-09-11T18:24:19.78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